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4.10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3.78cm"/>
    </style:style>
    <style:style style:name="co12" style:family="table-column">
      <style:table-column-properties fo:break-before="auto" style:column-width="0.991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471cm"/>
    </style:style>
    <style:style style:name="co15" style:family="table-column">
      <style:table-column-properties fo:break-before="auto" style:column-width="0.799cm"/>
    </style:style>
    <style:style style:name="co16" style:family="table-column">
      <style:table-column-properties fo:break-before="auto" style:column-width="0.854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0.744cm"/>
    </style:style>
    <style:style style:name="co19" style:family="table-column">
      <style:table-column-properties fo:break-before="auto" style:column-width="0.445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1.072cm"/>
    </style:style>
    <style:style style:name="co23" style:family="table-column">
      <style:table-column-properties fo:break-before="auto" style:column-width="1.182cm"/>
    </style:style>
    <style:style style:name="co24" style:family="table-column">
      <style:table-column-properties fo:break-before="auto" style:column-width="3.642cm"/>
    </style:style>
    <style:style style:name="co25" style:family="table-column">
      <style:table-column-properties fo:break-before="auto" style:column-width="5.611cm"/>
    </style:style>
    <style:style style:name="co26" style:family="table-column">
      <style:table-column-properties fo:break-before="auto" style:column-width="6.869cm"/>
    </style:style>
    <style:style style:name="co27" style:family="table-column">
      <style:table-column-properties fo:break-before="auto" style:column-width="2.877cm"/>
    </style:style>
    <style:style style:name="co28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3" table:number-columns-repeated="6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number-columns-repeated="2" table:default-cell-style-name="ce1"/>
        <table:table-column table:style-name="co13" table:number-columns-repeated="2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;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[</text:p>
          </table:table-cell>
          <table:table-cell table:style-name="ce3" office:value-type="string">
            <text:p>]</text:p>
          </table:table-cell>
          <table:table-cell table:style-name="ce3" office:value-type="string">
            <text:p>num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=</text:p>
          </table:table-cell>
          <table:table-cell table:style-name="ce3" office:value-type="string">
            <text:p>||</text:p>
          </table:table-cell>
          <table:table-cell table:style-name="ce3" office:value-type="string">
            <text:p>&amp;&amp;</text:p>
          </table:table-cell>
          <table:table-cell table:style-name="ce3" office:value-type="string">
            <text:p>'=='</text:p>
          </table:table-cell>
          <table:table-cell table:style-name="ce3" office:value-type="string">
            <text:p>!=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lt;=</text:p>
          </table:table-cell>
          <table:table-cell table:style-name="ce3" office:value-type="string">
            <text:p>&gt;=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!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,</text:p>
          </table:table-cell>
          <table:table-cell table:style-name="ce3" office:value-type="string">
            <text:p>$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39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<text:span text:style-name="T1">ε</text:span></text:p>
          </table:table-cell>
          <table:table-cell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( optparams ) func'</text:p>
          </table:table-cell>
          <table:table-cell table:number-columns-repeated="39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;</text:p>
          </table:table-cell>
          <table:table-cell office:value-type="string">
            <text:p>func' ::= block</text:p>
          </table:table-cell>
          <table:table-cell table:number-columns-repeated="34"/>
          <table:table-cell office:value-type="string">
            <text:p>func'</text:p>
          </table:table-cell>
          <table:table-cell office:value-type="string">
            <text:p>{ ;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<text:span text:style-name="T1">ε</text:span></text:p>
          </table:table-cell>
          <table:table-cell table:number-columns-repeated="3"/>
          <table:table-cell table:number-columns-repeated="2" office:value-type="string">
            <text:p>optparams ::= params</text:p>
          </table:table-cell>
          <table:table-cell table:number-columns-repeated="31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table:number-columns-repeated="2" office:value-type="string">
            <text:p>params ::= type id params'</text:p>
          </table:table-cell>
          <table:table-cell table:number-columns-repeated="31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, params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{ decls stmts }</text:p>
          </table:table-cell>
          <table:table-cell table:number-columns-repeated="34"/>
          <table:table-cell office:value-type="string">
            <text:p>block</text:p>
          </table:table-cell>
          <table:table-cell office:value-type="string">
            <text:p>{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{ }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<text:span text:style-name="T1">ε</text:span>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table:number-columns-repeated="2" office:value-type="string">
            <text:p>decls ::= <text:s/>decl decls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table:number-columns-repeated="21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ls</text:p>
          </table:table-cell>
          <table:table-cell table:number-columns-repeated="7"/>
          <table:table-cell table:number-columns-repeated="2" office:value-type="string">
            <text:p>decl ::= <text:s/>type id ;</text:p>
          </table:table-cell>
          <table:table-cell table:number-columns-repeated="31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{ decls } type'</text:p>
          </table:table-cell>
          <table:table-cell table:number-columns-repeated="31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[ num ] type' </text:p>
          </table:table-cell>
          <table:table-cell table:number-columns-repeated="30"/>
          <table:table-cell office:value-type="string">
            <text:p>type'</text:p>
          </table:table-cell>
          <table:table-cell office:value-type="string">
            <text:p>[ <text:span text:style-name="T1">ε</text:span>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5" office:value-type="string">
            <text:p>stmts ::= ε </text:p>
          </table:table-cell>
          <table:table-cell table:number-columns-repeated="5"/>
          <table:table-cell table:number-columns-repeated="6" table:style-name="ce4" office:value-type="string">
            <text:p>stmts ::= stmt stmts</text:p>
          </table:table-cell>
          <table:table-cell table:number-columns-repeated="22"/>
          <table:table-cell office:value-type="string">
            <text:p>smts</text:p>
          </table:table-cell>
          <table:table-cell office:value-type="string">
            <text:p>id if while do break return print { <text:span text:style-name="T1">ε</text:span>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}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34"/>
          <table:table-cell office:value-type="string">
            <text:p>stmt</text:p>
          </table:table-cell>
          <table:table-cell office:value-type="string">
            <text:p>id if while do break return print {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mt'</text:p>
          </table:table-cell>
          <table:table-cell table:number-columns-repeated="40"/>
          <table:table-cell office:value-type="string">
            <text:p>stmt'</text:p>
          </table:table-cell>
          <table:table-cell office:value-type="string">
            <text:p>else <text:span text:style-name="T1">ε</text:span>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''</text:p>
          </table:table-cell>
          <table:table-cell table:number-columns-repeated="40"/>
          <table:table-cell office:value-type="string">
            <text:p>stmt''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</text:p>
          </table:table-cell>
          <table:table-cell table:number-columns-repeated="40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; = 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40"/>
          <table:table-cell office:value-type="string">
            <text:p>loc'</text:p>
          </table:table-cell>
          <table:table-cell office:value-type="string">
            <text:p>. [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. [ ; 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''</text:p>
          </table:table-cell>
          <table:table-cell table:number-columns-repeated="40"/>
          <table:table-cell office:value-type="string">
            <text:p>loc''</text:p>
          </table:table-cell>
          <table:table-cell office:value-type="string">
            <text:p>. [ <text:span text:style-name="T1">ε</text:span>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;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 table:number-columns-repeated="40"/>
          <table:table-cell office:value-type="string">
            <text:p>assign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ol</text:p>
          </table:table-cell>
          <table:table-cell table:number-columns-repeated="40"/>
          <table:table-cell office:value-type="string">
            <text:p>boo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ol'</text:p>
          </table:table-cell>
          <table:table-cell table:number-columns-repeated="40"/>
          <table:table-cell office:value-type="string">
            <text:p>bool'</text:p>
          </table:table-cell>
          <table:table-cell office:value-type="string">
            <text:p>|| <text:span text:style-name="T1">ε</text:span>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in</text:p>
          </table:table-cell>
          <table:table-cell table:number-columns-repeated="40"/>
          <table:table-cell office:value-type="string">
            <text:p>joi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|| ] ) 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in'</text:p>
          </table:table-cell>
          <table:table-cell table:number-columns-repeated="40"/>
          <table:table-cell office:value-type="string">
            <text:p>join'</text:p>
          </table:table-cell>
          <table:table-cell office:value-type="string">
            <text:p>&amp;&amp; <text:span text:style-name="T1">ε</text:span>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</text:p>
          </table:table-cell>
          <table:table-cell table:number-columns-repeated="40"/>
          <table:table-cell office:value-type="string">
            <text:p>equalit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40"/>
          <table:table-cell office:value-type="string">
            <text:p>equality'</text:p>
          </table:table-cell>
          <table:table-cell office:value-type="string">
            <text:p>'==' '!=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</text:p>
          </table:table-cell>
          <table:table-cell table:number-columns-repeated="40"/>
          <table:table-cell office:value-type="string">
            <text:p>re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==' '!=' 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r</text:p>
          </table:table-cell>
          <table:table-cell table:number-columns-repeated="40"/>
          <table:table-cell office:value-type="string">
            <text:p>expr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pr'</text:p>
          </table:table-cell>
          <table:table-cell table:number-columns-repeated="40"/>
          <table:table-cell office:value-type="string">
            <text:p>expr'</text:p>
          </table:table-cell>
          <table:table-cell office:value-type="string">
            <text:p>+ - <text:span text:style-name="T1">ε</text:span>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40"/>
          <table:table-cell office:value-type="string">
            <text:p>term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'</text:p>
          </table:table-cell>
          <table:table-cell table:number-columns-repeated="40"/>
          <table:table-cell office:value-type="string">
            <text:p>term'</text:p>
          </table:table-cell>
          <table:table-cell office:value-type="string">
            <text:p>* / <text:span text:style-name="T1">ε</text:span>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ary</text:p>
          </table:table-cell>
          <table:table-cell table:number-columns-repeated="40"/>
          <table:table-cell office:value-type="string">
            <text:p>unar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40"/>
          <table:table-cell office:value-type="string">
            <text:p>factor</text:p>
          </table:table-cell>
          <table:table-cell office:value-type="string">
            <text:p>( id num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call</text:p>
          </table:table-cell>
          <table:table-cell table:number-columns-repeated="40"/>
          <table:table-cell office:value-type="string">
            <text:p>funccall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funccall</text:p>
          </table:table-cell>
          <table:table-cell table:style-name="ce6"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args</text:p>
          </table:table-cell>
          <table:table-cell table:number-columns-repeated="40"/>
          <table:table-cell office:value-type="string">
            <text:p>optargs</text:p>
          </table:table-cell>
          <table:table-cell office:value-type="string">
            <text:p>id <text:span text:style-name="T1">ε</text:span>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s</text:p>
          </table:table-cell>
          <table:table-cell table:number-columns-repeated="40"/>
          <table:table-cell office:value-type="string">
            <text:p>args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gs'</text:p>
          </table:table-cell>
          <table:table-cell table:number-columns-repeated="40"/>
          <table:table-cell office:value-type="string">
            <text:p>arg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)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.04.2012</text:date>, <text:time>18:1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3T18:18:04</dc:date>
    <meta:editing-duration>PT11H46M58S</meta:editing-duration>
    <meta:editing-cycles>4</meta:editing-cycles>
    <meta:generator>LibreOffice/3.4$Unix LibreOffice_project/340m1$Build-402</meta:generator>
    <meta:document-statistic meta:table-count="3" meta:cell-count="268" meta:object-count="0"/>
  </office:meta>
</office:document-meta>
</file>